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4.471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4.24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 style:data-style-name="N4">
      <style:table-cell-properties fo:background-color="#ffff99"/>
      <style:text-properties style:text-position=""/>
    </style:style>
    <style:style style:name="ce11" style:family="table-cell" style:parent-style-name="Default" style:data-style-name="N4">
      <style:table-cell-properties fo:background-color="#cccccc"/>
      <style:text-properties style:text-position=""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style:text-position=""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  <style:text-properties style:text-position=""/>
    </style:style>
    <style:style style:name="ce14" style:family="table-cell" style:parent-style-name="Default" style:data-style-name="N0">
      <style:table-cell-properties fo:background-color="#ffffcc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ffffcc"/>
      <style:text-properties style:text-position=""/>
    </style:style>
    <style:style style:name="ce18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20" style:family="table-cell" style:parent-style-name="Default"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  <style:text-properties style:text-position=""/>
    </style:style>
    <style:style style:name="ce23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style:text-position="" fo:font-size="10pt" style:font-size-asian="10pt" style:font-size-complex="10pt"/>
    </style:style>
    <style:style style:name="ce9" style:family="table-cell" style:parent-style-name="Default" style:data-style-name="N4">
      <style:text-properties style:text-position=""/>
    </style:style>
    <style:style style:name="ce28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94bd5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34" style:family="table-cell" style:parent-style-name="Default" style:data-style-name="N4">
      <style:text-properties fo:font-size="10pt" style:font-size-asian="10pt" style:font-size-complex="10pt"/>
    </style:style>
    <style:style style:name="ce35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36" style:family="table-cell" style:parent-style-name="Default" style:data-style-name="N4"/>
    <style:style style:name="ce37" style:family="table-cell" style:parent-style-name="Default" style:data-style-name="N4">
      <style:table-cell-properties fo:background-color="#ffff99"/>
    </style:style>
    <style:style style:name="ce38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39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40" style:family="table-cell" style:parent-style-name="Default" style:data-style-name="N4">
      <style:table-cell-properties fo:background-color="#ffffcc"/>
    </style:style>
    <style:style style:name="ce41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42" style:family="table-cell" style:parent-style-name="Default" style:data-style-name="N0">
      <style:text-properties fo:font-size="10pt" style:font-size-asian="10pt" style:font-size-complex="10pt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ackground-color="#ffffcc"/>
    </style:style>
  </office:automatic-styles>
  <office:body>
    <office:spreadsheet>
      <table:table table:name="Beam Cannons" table:style-name="ta1">
        <table:table-column table:style-name="co16" table:default-cell-style-name="ce28"/>
        <table:table-column table:style-name="co2" table:number-columns-repeated="3" table:default-cell-style-name="ce33"/>
        <table:table-column table:style-name="co4" table:default-cell-style-name="ce38"/>
        <table:table-column table:style-name="co17" table:default-cell-style-name="ce38"/>
        <table:table-column table:style-name="co6" table:default-cell-style-name="ce38"/>
        <table:table-column table:style-name="co18" table:default-cell-style-name="ce39"/>
        <table:table-column table:style-name="co19" table:default-cell-style-name="ce41"/>
        <table:table-column table:style-name="co20" table:default-cell-style-name="ce38"/>
        <table:table-column table:style-name="co10" table:default-cell-style-name="ce38"/>
        <table:table-column table:style-name="co20" table:default-cell-style-name="Default"/>
        <table:table-column table:style-name="co2" table:number-columns-repeated="1012" table:default-cell-style-name="ce29"/>
        <table:table-row table:style-name="ro1">
          <table:table-cell table:style-name="Default" office:value-type="string">
            <text:p>X=--------------&gt;</text:p>
          </table:table-cell>
          <table:table-cell table:style-name="ce32" office:value-type="float" office:value="30">
            <text:p>30</text:p>
          </table:table-cell>
          <table:table-cell table:style-name="ce31"/>
          <table:table-cell table:style-name="Default"/>
          <table:table-cell table:style-name="ce31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32" office:value-type="float" office:value="5.88">
            <text:p>5,88</text:p>
          </table:table-cell>
          <table:table-cell table:style-name="ce31"/>
          <table:table-cell table:style-name="Default"/>
          <table:table-cell table:style-name="ce31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31"/>
          <table:table-cell table:style-name="Default"/>
          <table:table-cell table:style-name="ce31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31"/>
          <table:table-cell table:style-name="Default"/>
          <table:table-cell table:style-name="ce31" table:number-columns-repeated="3"/>
          <table:table-cell table:style-name="ce31" office:value-type="string">
            <text:p>Ship specific stats</text:p>
          </table:table-cell>
          <table:table-cell table:style-name="ce31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31" office:value-type="string">
            <text:p>Damage</text:p>
          </table:table-cell>
          <table:table-cell table:style-name="ce31" office:value-type="string">
            <text:p>Fire wait</text:p>
          </table:table-cell>
          <table:table-cell table:style-name="ce31" office:value-type="string">
            <text:p>Beam Life</text:p>
          </table:table-cell>
          <table:table-cell table:style-name="ce31" office:value-type="string">
            <text:p>Damage per salvo</text:p>
          </table:table-cell>
          <table:table-cell table:style-name="ce31" office:value-type="string">
            <text:p>Shots per X sec</text:p>
          </table:table-cell>
          <table:table-cell table:style-name="ce31" office:value-type="string">
            <text:p>Sustained damage</text:p>
          </table:table-cell>
          <table:table-cell table:style-name="ce31" office:value-type="string">
            <text:p>Fire rate multiplier</text:p>
          </table:table-cell>
          <table:table-cell table:style-name="ce31" office:value-type="string">
            <text:p>Number of guns</text:p>
          </table:table-cell>
          <table:table-cell table:style-name="ce31" office:value-type="string">
            <text:p>Damage with multiplier</text:p>
          </table:table-cell>
          <table:table-cell table:style-name="ce31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2]*[.B$2]*[.D22]" office:value-type="float" office:value="4468.8">
            <text:p>4 468,80</text:p>
          </table:table-cell>
          <table:table-cell table:formula="of:=[.$B$1]/[.C6]" office:value-type="float" office:value="0.666666666666667">
            <text:p>0,67</text:p>
          </table:table-cell>
          <table:table-cell table:formula="of:=[.$E6]*[.$F6]" office:value-type="float" office:value="2979.2">
            <text:p>2 979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2979.2">
            <text:p>2 979,2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[.$B$1]/[.C7]" office:value-type="float" office:value="3">
            <text:p>3,00</text:p>
          </table:table-cell>
          <table:table-cell table:formula="of:=[.$E7]*[.$F7]" office:value-type="float" office:value="5821.2">
            <text:p>5 821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5821.2">
            <text:p>5 821,20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[.$B$1]/[.C8]" office:value-type="float" office:value="3">
            <text:p>3,00</text:p>
          </table:table-cell>
          <table:table-cell table:formula="of:=[.$E8]*[.$F8]" office:value-type="float" office:value="7056">
            <text:p>7 0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7056">
            <text:p>7 056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[.$B$1]/[.C9]" office:value-type="float" office:value="3">
            <text:p>3,00</text:p>
          </table:table-cell>
          <table:table-cell table:formula="of:=[.$E9]*[.$F9]" office:value-type="float" office:value="12348">
            <text:p>12 3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12348">
            <text:p>12 348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0]*[.B$2]*[.D10]" office:value-type="float" office:value="4297.104">
            <text:p>4 297,10</text:p>
          </table:table-cell>
          <table:table-cell table:formula="of:=[.$B$1]/[.C10]" office:value-type="float" office:value="1.36363636363636">
            <text:p>1,36</text:p>
          </table:table-cell>
          <table:table-cell table:formula="of:=[.$E10]*[.$F10]" office:value-type="float" office:value="5859.68727272727">
            <text:p>5 859,6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0]*[.$F10]*[.H10]" office:value-type="float" office:value="5859.68727272727">
            <text:p>5 859,69</text:p>
          </table:table-cell>
          <table:table-cell table:formula="of:=[.J10]*[.I1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1]*[.B$2]*[.D11]" office:value-type="float" office:value="7112.448">
            <text:p>7 112,45</text:p>
          </table:table-cell>
          <table:table-cell table:formula="of:=[.$B$1]/[.C11]" office:value-type="float" office:value="1.66666666666667">
            <text:p>1,67</text:p>
          </table:table-cell>
          <table:table-cell table:formula="of:=[.$E11]*[.$F11]" office:value-type="float" office:value="11854.08">
            <text:p>11 854,0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11854.08">
            <text:p>11 854,08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2]*[.B$2]*[.D12]" office:value-type="float" office:value="28224">
            <text:p>28 224,00</text:p>
          </table:table-cell>
          <table:table-cell table:formula="of:=[.$B$1]/[.C12]" office:value-type="float" office:value="1">
            <text:p>1,00</text:p>
          </table:table-cell>
          <table:table-cell table:formula="of:=[.$E12]*[.$F12]" office:value-type="float" office:value="28224">
            <text:p>28 22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28224">
            <text:p>28 224,00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44688">
            <text:p>44 688,00</text:p>
          </table:table-cell>
          <table:table-cell table:formula="of:=[.$B$1]/[.C13]" office:value-type="float" office:value="0.857142857142857">
            <text:p>0,86</text:p>
          </table:table-cell>
          <table:table-cell table:formula="of:=[.$E13]*[.$F13]" office:value-type="float" office:value="38304">
            <text:p>38 304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38304">
            <text:p>38 304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/>
          <table:table-cell table:style-name="ce34" table:number-columns-repeated="7"/>
          <table:table-cell table:style-name="ce42"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5]*[.B$2]*[.D15]" office:value-type="float" office:value="5145">
            <text:p>5 145,00</text:p>
          </table:table-cell>
          <table:table-cell table:formula="of:=[.$B$1]/[.C15]" office:value-type="float" office:value="1.5">
            <text:p>1,50</text:p>
          </table:table-cell>
          <table:table-cell table:formula="of:=[.$E15]*[.$F15]" office:value-type="float" office:value="7717.5">
            <text:p>7 717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5]*[.$F15]*[.H15]" office:value-type="float" office:value="7717.5">
            <text:p>7 717,50</text:p>
          </table:table-cell>
          <table:table-cell table:formula="of:=[.J15]*[.I1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vas</text:p>
          </table:table-cell>
          <table:table-cell table:style-name="ce35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35" office:value-type="float" office:value="3.3">
            <text:p>3,30</text:p>
          </table:table-cell>
          <table:table-cell table:formula="of:=[.B16]*[.B$2]*[.D16]" office:value-type="float" office:value="9507.96">
            <text:p>9 507,96</text:p>
          </table:table-cell>
          <table:table-cell table:formula="of:=[.$B$1]/[.C16]" office:value-type="float" office:value="1.66666666666667">
            <text:p>1,67</text:p>
          </table:table-cell>
          <table:table-cell table:formula="of:=[.$E16]*[.$F16]" office:value-type="float" office:value="15846.6">
            <text:p>15 846,6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15846.6">
            <text:p>15 846,60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7]*[.B$2]*[.D17]" office:value-type="float" office:value="12224.52">
            <text:p>12 224,52</text:p>
          </table:table-cell>
          <table:table-cell table:formula="of:=[.$B$1]/[.C17]" office:value-type="float" office:value="1.66666666666667">
            <text:p>1,67</text:p>
          </table:table-cell>
          <table:table-cell table:formula="of:=[.$E17]*[.$F17]" office:value-type="float" office:value="20374.2">
            <text:p>20 374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20374.2">
            <text:p>20 374,20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8]*[.B$2]*[.D18]" office:value-type="float" office:value="8820">
            <text:p>8 820,00</text:p>
          </table:table-cell>
          <table:table-cell table:formula="of:=[.$B$1]/[.C18]" office:value-type="float" office:value="3">
            <text:p>3,00</text:p>
          </table:table-cell>
          <table:table-cell table:formula="of:=[.$E18]*[.$F18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26460">
            <text:p>26 460,0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19]*[.B$2]*[.D19]" office:value-type="float" office:value="23931.6">
            <text:p>23 931,60</text:p>
          </table:table-cell>
          <table:table-cell table:formula="of:=[.$B$1]/[.C19]" office:value-type="float" office:value="1.25">
            <text:p>1,25</text:p>
          </table:table-cell>
          <table:table-cell table:formula="of:=[.$E19]*[.$F19]" office:value-type="float" office:value="29914.5">
            <text:p>29 914,5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29914.5">
            <text:p>29 914,50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BFVas</text:p>
          </table:table-cell>
          <table:table-cell table:style-name="ce35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35" office:value-type="float" office:value="3.7">
            <text:p>3,70</text:p>
          </table:table-cell>
          <table:table-cell table:formula="of:=[.B20]*[.B$2]*[.D20]" office:value-type="float" office:value="52649.52">
            <text:p>52 649,52</text:p>
          </table:table-cell>
          <table:table-cell table:formula="of:=[.$B$1]/[.C20]" office:value-type="float" office:value="1.25">
            <text:p>1,25</text:p>
          </table:table-cell>
          <table:table-cell table:formula="of:=[.$E20]*[.$F20]" office:value-type="float" office:value="65811.9">
            <text:p>65 811,9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65811.9">
            <text:p>65 811,90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/>
          <table:table-cell table:style-name="ce34" table:number-columns-repeated="7"/>
          <table:table-cell table:style-name="ce42"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2]*[.B$2]*[.D22]" office:value-type="float" office:value="4468.8">
            <text:p>4 468,80</text:p>
          </table:table-cell>
          <table:table-cell table:formula="of:=[.$B$1]/[.C22]" office:value-type="float" office:value="1.2">
            <text:p>1,20</text:p>
          </table:table-cell>
          <table:table-cell table:formula="of:=[.$E22]*[.$F22]" office:value-type="float" office:value="5362.56">
            <text:p>5 362,5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2]*[.$F22]*[.H22]" office:value-type="float" office:value="5362.56">
            <text:p>5 362,56</text:p>
          </table:table-cell>
          <table:table-cell table:formula="of:=[.J22]*[.I2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8043.84">
            <text:p>8 043,84</text:p>
          </table:table-cell>
          <table:table-cell table:formula="of:=[.$B$1]/[.C23]" office:value-type="float" office:value="1.875">
            <text:p>1,88</text:p>
          </table:table-cell>
          <table:table-cell table:formula="of:=[.$E23]*[.$F23]" office:value-type="float" office:value="15082.2">
            <text:p>15 082,2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15082.2">
            <text:p>15 082,20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9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12065.76">
            <text:p>12 065,76</text:p>
          </table:table-cell>
          <table:table-cell table:formula="of:=[.$B$1]/[.C24]" office:value-type="float" office:value="2.5">
            <text:p>2,50</text:p>
          </table:table-cell>
          <table:table-cell table:formula="of:=[.$E24]*[.$F24]" office:value-type="float" office:value="30164.4">
            <text:p>30 164,4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30164.4">
            <text:p>30 164,40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5]*[.B$2]*[.D25]" office:value-type="float" office:value="24696">
            <text:p>24 696,00</text:p>
          </table:table-cell>
          <table:table-cell table:formula="of:=[.$B$1]/[.C25]" office:value-type="float" office:value="3">
            <text:p>3,00</text:p>
          </table:table-cell>
          <table:table-cell table:formula="of:=[.$E25]*[.$F25]" office:value-type="float" office:value="74088">
            <text:p>74 08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74088">
            <text:p>74 088,0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86436">
            <text:p>86 436,00</text:p>
          </table:table-cell>
          <table:table-cell table:formula="of:=[.$B$1]/[.C26]" office:value-type="float" office:value="3">
            <text:p>3,00</text:p>
          </table:table-cell>
          <table:table-cell table:formula="of:=[.$E26]*[.$F26]" office:value-type="float" office:value="259308">
            <text:p>259 30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259308">
            <text:p>259 308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6" table:number-columns-repeated="7"/>
          <table:table-cell table:style-name="ce43"/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30" office:value-type="string">
            <text:p>S-AAA-Weak</text:p>
          </table:table-cell>
          <table:table-cell table:number-columns-repeated="2" table:style-name="ce37" office:value-type="float" office:value="5">
            <text:p>5,00</text:p>
          </table:table-cell>
          <table:table-cell table:style-name="ce37" office:value-type="float" office:value="3">
            <text:p>3,00</text:p>
          </table:table-cell>
          <table:table-cell table:formula="of:=[.B28]*[.B$2]*[.D28]" office:value-type="float" office:value="88.2">
            <text:p>88,20</text:p>
          </table:table-cell>
          <table:table-cell table:formula="of:=[.$B$1]/[.C28]" office:value-type="float" office:value="6">
            <text:p>6,00</text:p>
          </table:table-cell>
          <table:table-cell table:formula="of:=[.$E28]*[.$F28]" office:value-type="float" office:value="529.2">
            <text:p>529,20</text:p>
          </table:table-cell>
          <table:table-cell table:style-name="ce40" office:value-type="float" office:value="1">
            <text:p>1,00</text:p>
          </table:table-cell>
          <table:table-cell table:style-name="ce44" office:value-type="float" office:value="0">
            <text:p>0</text:p>
          </table:table-cell>
          <table:table-cell table:formula="of:=[.$E28]*[.$F28]*[.H28]" office:value-type="float" office:value="529.2">
            <text:p>529,20</text:p>
          </table:table-cell>
          <table:table-cell table:formula="of:=[.J28]*[.I2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SAAA</text:p>
          </table:table-cell>
          <table:table-cell table:style-name="ce37" office:value-type="float" office:value="9">
            <text:p>9,00</text:p>
          </table:table-cell>
          <table:table-cell table:style-name="ce37" office:value-type="float" office:value="5">
            <text:p>5,00</text:p>
          </table:table-cell>
          <table:table-cell table:style-name="ce37" office:value-type="float" office:value="3.5">
            <text:p>3,50</text:p>
          </table:table-cell>
          <table:table-cell table:formula="of:=[.B29]*[.B$2]*[.D29]" office:value-type="float" office:value="185.22">
            <text:p>185,22</text:p>
          </table:table-cell>
          <table:table-cell table:formula="of:=[.$B$1]/[.C29]" office:value-type="float" office:value="6">
            <text:p>6,00</text:p>
          </table:table-cell>
          <table:table-cell table:formula="of:=[.$E29]*[.$F29]" office:value-type="float" office:value="1111.32">
            <text:p>1 111,32</text:p>
          </table:table-cell>
          <table:table-cell table:style-name="ce40" office:value-type="float" office:value="1">
            <text:p>1,00</text:p>
          </table:table-cell>
          <table:table-cell table:style-name="ce44" office:value-type="float" office:value="0">
            <text:p>0</text:p>
          </table:table-cell>
          <table:table-cell table:formula="of:=[.$E29]*[.$F29]*[.H29]" office:value-type="float" office:value="1111.32">
            <text:p>1 111,32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AAAf</text:p>
          </table:table-cell>
          <table:table-cell table:style-name="ce37" office:value-type="float" office:value="14">
            <text:p>14,00</text:p>
          </table:table-cell>
          <table:table-cell table:style-name="ce37" office:value-type="float" office:value="5.5">
            <text:p>5,50</text:p>
          </table:table-cell>
          <table:table-cell table:style-name="ce37" office:value-type="float" office:value="2.5">
            <text:p>2,50</text:p>
          </table:table-cell>
          <table:table-cell table:formula="of:=[.B30]*[.B$2]*[.D30]" office:value-type="float" office:value="205.8">
            <text:p>205,80</text:p>
          </table:table-cell>
          <table:table-cell table:formula="of:=[.$B$1]/[.C30]" office:value-type="float" office:value="5.45454545454545">
            <text:p>5,45</text:p>
          </table:table-cell>
          <table:table-cell table:formula="of:=[.$E30]*[.$F30]" office:value-type="float" office:value="1122.54545454545">
            <text:p>1 122,55</text:p>
          </table:table-cell>
          <table:table-cell table:style-name="ce40" office:value-type="float" office:value="1">
            <text:p>1,00</text:p>
          </table:table-cell>
          <table:table-cell table:style-name="ce44" office:value-type="float" office:value="0">
            <text:p>0</text:p>
          </table:table-cell>
          <table:table-cell table:formula="of:=[.$E30]*[.$F30]*[.H30]" office:value-type="float" office:value="1122.54545454545">
            <text:p>1 122,55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0" office:value-type="string">
            <text:p>ULTRA Anti-Fighter Beam</text:p>
          </table:table-cell>
          <table:table-cell table:style-name="ce37" office:value-type="float" office:value="30">
            <text:p>30,00</text:p>
          </table:table-cell>
          <table:table-cell table:style-name="ce37" office:value-type="float" office:value="2.2">
            <text:p>2,20</text:p>
          </table:table-cell>
          <table:table-cell table:style-name="ce37" office:value-type="float" office:value="2.5">
            <text:p>2,50</text:p>
          </table:table-cell>
          <table:table-cell table:formula="of:=[.B31]*[.B$2]*[.D31]" office:value-type="float" office:value="441">
            <text:p>441,00</text:p>
          </table:table-cell>
          <table:table-cell table:formula="of:=[.$B$1]/[.C31]" office:value-type="float" office:value="13.6363636363636">
            <text:p>13,64</text:p>
          </table:table-cell>
          <table:table-cell table:formula="of:=[.$E31]*[.$F31]" office:value-type="float" office:value="6013.63636363636">
            <text:p>6 013,64</text:p>
          </table:table-cell>
          <table:table-cell table:style-name="ce40" office:value-type="float" office:value="1">
            <text:p>1,00</text:p>
          </table:table-cell>
          <table:table-cell table:style-name="ce44" office:value-type="float" office:value="0">
            <text:p>0</text:p>
          </table:table-cell>
          <table:table-cell table:formula="of:=[.$E31]*[.$F31]*[.H31]" office:value-type="float" office:value="6013.63636363636">
            <text:p>6 013,64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1" office:value-type="string">
            <text:p>Blue Planet Beams</text:p>
          </table:table-cell>
          <table:table-cell table:style-name="Default" table:number-columns-repeated="10"/>
          <table:table-cell/>
          <table:table-cell table:style-name="Default" table:number-columns-repeated="1012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12" table:default-cell-style-name="ce22"/>
        <table:table-column table:style-name="co4" table:default-cell-style-name="ce11"/>
        <table:table-column table:style-name="co13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4" table:default-cell-style-name="ce17"/>
        <table:table-column table:style-name="co15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[.$B$1]/[.C6]" office:value-type="float" office:value="7.5">
            <text:p>7,50</text:p>
          </table:table-cell>
          <table:table-cell table:formula="of:=[.$F6]*[.$H6]*[.$J$1]" office:value-type="float" office:value="441">
            <text:p>441,00</text:p>
          </table:table-cell>
          <table:table-cell table:formula="of:=[.$F6]*[.$H6]*[.$J$2]" office:value-type="float" office:value="2205">
            <text:p>2 205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441">
            <text:p>441,00</text:p>
          </table:table-cell>
          <table:table-cell table:formula="of:=[.$F6]*[.$H6]*[.$K6]*[.$J$2]" office:value-type="float" office:value="2205">
            <text:p>2 205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[.$B$1]/[.C7]" office:value-type="float" office:value="12">
            <text:p>12,00</text:p>
          </table:table-cell>
          <table:table-cell table:formula="of:=[.$F7]*[.$H7]*[.$J$1]" office:value-type="float" office:value="7938">
            <text:p>7 938,00</text:p>
          </table:table-cell>
          <table:table-cell table:formula="of:=[.$F7]*[.$H7]*[.$J$2]" office:value-type="float" office:value="39690">
            <text:p>39 69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7938">
            <text:p>7 938,00</text:p>
          </table:table-cell>
          <table:table-cell table:formula="of:=[.$F7]*[.$H7]*[.$K7]*[.$J$2]" office:value-type="float" office:value="39690">
            <text:p>39 690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[.$B$1]/[.C8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[.$B$1]/[.C9]" office:value-type="float" office:value="3">
            <text:p>3,00</text:p>
          </table:table-cell>
          <table:table-cell table:formula="of:=[.$F9]*[.$H9]*[.$J$1]" office:value-type="float" office:value="10584">
            <text:p>10 584,00</text:p>
          </table:table-cell>
          <table:table-cell table:formula="of:=[.$F9]*[.$H9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">
            <text:p>10 584,00</text:p>
          </table:table-cell>
          <table:table-cell table:formula="of:=[.$F9]*[.$H9]*[.$K9]*[.$J$2]" office:value-type="float" office:value="52920">
            <text:p>52 92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[.$B$1]/[.C10]" office:value-type="float" office:value="15">
            <text:p>15,00</text:p>
          </table:table-cell>
          <table:table-cell table:formula="of:=[.$F10]*[.$H10]*[.$J$1]" office:value-type="float" office:value="26460">
            <text:p>26 460,00</text:p>
          </table:table-cell>
          <table:table-cell table:formula="of:=[.$F10]*[.$H10]*[.$J$2]" office:value-type="float" office:value="132300">
            <text:p>132 3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">
            <text:p>26 460,00</text:p>
          </table:table-cell>
          <table:table-cell table:formula="of:=[.$F10]*[.$H10]*[.$K10]*[.$J$2]" office:value-type="float" office:value="132300">
            <text:p>132 3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[.$B$1]/[.C12]" office:value-type="float" office:value="60">
            <text:p>60,00</text:p>
          </table:table-cell>
          <table:table-cell table:formula="of:=[.$F12]*[.$H12]*[.$J$1]" office:value-type="float" office:value="10584">
            <text:p>10 584,00</text:p>
          </table:table-cell>
          <table:table-cell table:formula="of:=[.$F12]*[.$H12]*[.$J$2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10584">
            <text:p>10 584,00</text:p>
          </table:table-cell>
          <table:table-cell table:formula="of:=[.$F12]*[.$H12]*[.$K12]*[.$J$2]" office:value-type="float" office:value="52920">
            <text:p>52 92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[.$B$1]/[.C13]" office:value-type="float" office:value="6">
            <text:p>6,00</text:p>
          </table:table-cell>
          <table:table-cell table:formula="of:=[.$F13]*[.$H13]*[.$J$1]" office:value-type="float" office:value="31752">
            <text:p>31 752,00</text:p>
          </table:table-cell>
          <table:table-cell table:formula="of:=[.$F13]*[.$H13]*[.$J$2]" office:value-type="float" office:value="158760">
            <text:p>158 7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31752">
            <text:p>31 752,00</text:p>
          </table:table-cell>
          <table:table-cell table:formula="of:=[.$F13]*[.$H13]*[.$K13]*[.$J$2]" office:value-type="float" office:value="158760">
            <text:p>158 76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[.$B$1]/[.C14]" office:value-type="float" office:value="30">
            <text:p>30,00</text:p>
          </table:table-cell>
          <table:table-cell table:formula="of:=[.$F14]*[.$H14]*[.$J$1]" office:value-type="float" office:value="282240">
            <text:p>282 240,00</text:p>
          </table:table-cell>
          <table:table-cell table:formula="of:=[.$F14]*[.$H14]*[.$J$2]" office:value-type="float" office:value="1411200">
            <text:p>1 411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282240">
            <text:p>282 240,00</text:p>
          </table:table-cell>
          <table:table-cell table:formula="of:=[.$F14]*[.$H14]*[.$K14]*[.$J$2]" office:value-type="float" office:value="1411200">
            <text:p>1 411 2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[.$B$1]/[.C16]" office:value-type="float" office:value="30">
            <text:p>30,00</text:p>
          </table:table-cell>
          <table:table-cell table:formula="of:=[.$F16]*[.$H16]*[.$J$1]" office:value-type="float" office:value="220500">
            <text:p>220 500,00</text:p>
          </table:table-cell>
          <table:table-cell table:formula="of:=[.$F16]*[.$H16]*[.$J$2]" office:value-type="float" office:value="1102500">
            <text:p>1 10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220500">
            <text:p>220 500,00</text:p>
          </table:table-cell>
          <table:table-cell table:formula="of:=[.$F16]*[.$H16]*[.$K16]*[.$J$2]" office:value-type="float" office:value="1102500">
            <text:p>1 10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[.$B$1]/[.C17]" office:value-type="float" office:value="2">
            <text:p>2,00</text:p>
          </table:table-cell>
          <table:table-cell table:formula="of:=[.$F17]*[.$H17]*[.$J$1]" office:value-type="float" office:value="238140">
            <text:p>238 140,00</text:p>
          </table:table-cell>
          <table:table-cell table:formula="of:=[.$F17]*[.$H17]*[.$J$2]" office:value-type="float" office:value="1190700">
            <text:p>1 190 7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238140">
            <text:p>238 140,00</text:p>
          </table:table-cell>
          <table:table-cell table:formula="of:=[.$F17]*[.$H17]*[.$K17]*[.$J$2]" office:value-type="float" office:value="1190700">
            <text:p>1 190 7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[.$B$1]/[.C18]" office:value-type="float" office:value="3">
            <text:p>3,00</text:p>
          </table:table-cell>
          <table:table-cell table:formula="of:=[.$F18]*[.$H18]*[.$J$1]" office:value-type="float" office:value="1323000">
            <text:p>1 323 000,00</text:p>
          </table:table-cell>
          <table:table-cell table:formula="of:=[.$F18]*[.$H18]*[.$J$2]" office:value-type="float" office:value="6615000">
            <text:p>6 615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1323000">
            <text:p>1 323 000,00</text:p>
          </table:table-cell>
          <table:table-cell table:formula="of:=[.$F18]*[.$H18]*[.$K18]*[.$J$2]" office:value-type="float" office:value="6615000">
            <text:p>6 615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[.$B$1]/[.C19]" office:value-type="float" office:value="2">
            <text:p>2,00</text:p>
          </table:table-cell>
          <table:table-cell table:formula="of:=[.$F19]*[.$H19]*[.$J$1]" office:value-type="float" office:value="5292000">
            <text:p>5 292 000,00</text:p>
          </table:table-cell>
          <table:table-cell table:formula="of:=[.$F19]*[.$H19]*[.$J$2]" office:value-type="float" office:value="26460000">
            <text:p>26 46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5292000">
            <text:p>5 292 000,00</text:p>
          </table:table-cell>
          <table:table-cell table:formula="of:=[.$F19]*[.$H19]*[.$K19]*[.$J$2]" office:value-type="float" office:value="26460000">
            <text:p>26 46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30/01/2014</text:date>, <text:time>21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4-01-30T21:24:52.77</dc:date>
    <meta:editing-duration>PT1H29M4S</meta:editing-duration>
    <meta:editing-cycles>33</meta:editing-cycles>
    <meta:generator>LibreOffice/3.4$Win32 LibreOffice_project/340m1$Build-302</meta:generator>
    <meta:document-statistic meta:table-count="3" meta:cell-count="491" meta:object-count="0"/>
  </office:meta>
</office:document-meta>
</file>